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#include &lt;LiquidCrystal595.h&gt;</text:p>
      <text:p text:style-name="Standard">// LiquidCrystal595 lcd(11,12,13);</text:p>
      <text:p text:style-name="Standard">#include &lt;SPI.h&gt;</text:p>
      <text:p text:style-name="Standard">#include &lt;Mirf.h&gt;</text:p>
      <text:p text:style-name="Standard">#include &lt;nRF24L01.h&gt;</text:p>
      <text:p text:style-name="Standard">#include &lt;MirfHardwareSpiDriver.h&gt;</text:p>
      <text:p text:style-name="Standard">unsigned long dataBuffer=0;</text:p>
      <text:p text:style-name="Standard">volatile unsigned long count = 0;</text:p>
      <text:p text:style-name="Standard">volatile unsigned long count1 = 0;</text:p>
      <text:p text:style-name="Standard">int dynamic_MAX=0;</text:p>
      <text:p text:style-name="Standard">int dynamic_MIN=0;</text:p>
      <text:p text:style-name="Standard">const int MAX_MIN_gap = 15;</text:p>
      <text:p text:style-name="Standard">bool carPresent = false; //Assuming car is not present while getting MAX value</text:p>
      <text:p text:style-name="Standard">const int ADC_pin=A0;</text:p>
      <text:p text:style-name="Standard">const int Hardware_pin=2;</text:p>
      <text:p text:style-name="Standard">volatile int raw_ADC;</text:p>
      <text:p text:style-name="Standard">volatile int normalized_ADC;</text:p>
      <text:p text:style-name="Standard">volatile int limited_ADC;</text:p>
      <text:p text:style-name="Standard">volatile int Previous_ADC=0;</text:p>
      <text:p text:style-name="Standard">volatile int threshold_ADC=256;</text:p>
      <text:p text:style-name="Standard">// String Count_LCDADC;</text:p>
      <text:p text:style-name="Standard">// String Count_LCDINT;</text:p>
      <text:p text:style-name="Standard">#define ARRAY_SIZE 5</text:p>
      <text:p text:style-name="Standard">int maxBufferArray[ARRAY_SIZE]={0};</text:p>
      <text:p text:style-name="Standard">int outputBufferArray[10]={0};</text:p>
      <text:p text:style-name="Standard">unsigned long previousMillis = 0;</text:p>
      <text:p text:style-name="Standard">const long interval = 5000;</text:p>
      <text:p text:style-name="Standard"/>
      <text:p text:style-name="Standard">void setup() {</text:p>
      <text:p text:style-name="Standard">// put your setup code here, to run once:</text:p>
      <text:p text:style-name="Standard">// lcd.begin(16,2);</text:p>
      <text:p text:style-name="Standard">Mirf.cePin = 8;</text:p>
      <text:p text:style-name="Standard">Mirf.csnPin = 9;</text:p>
      <text:p text:style-name="Standard">Mirf.spi = &amp;MirfHardwareSpi; </text:p>
      <text:p text:style-name="Standard">Mirf.init();</text:p>
      <text:p text:style-name="Standard">Mirf.configRegister(RF_SETUP,0x26);</text:p>
      <text:p text:style-name="Standard">Mirf.setRADDR((byte *)"NODE1");</text:p>
      <text:p text:style-name="Standard">Mirf.setTADDR((byte *)"NODE0");</text:p>
      <text:p text:style-name="Standard">Mirf.payload =sizeof(dataBuffer);</text:p>
      <text:p text:style-name="Standard">Mirf.config();</text:p>
      <text:p text:style-name="Standard">pinMode(2,INPUT);</text:p>
      <text:p text:style-name="Standard">// lcd.setCursor(0,0);</text:p>
      <text:p text:style-name="Standard">// lcd.print(" ILP Innovations ");</text:p>
      <text:p text:style-name="Standard">// lcd.setCursor(0,1);</text:p>
      <text:p text:style-name="Standard">// lcd.print(" Initilazing ... ");</text:p>
      <text:p text:style-name="Standard">// delay(1000);</text:p>
      <text:p text:style-name="Standard">attachInterrupt(digitalPinToInterrupt(2), UpCounter, RISING); <text:s/></text:p>
      <text:p text:style-name="Standard">// lcd.clear();</text:p>
      <text:p text:style-name="Standard">Serial.begin(9600);</text:p>
      <text:p text:style-name="Standard">for (int i = 0; i &lt; ARRAY_SIZE-1; ++i)</text:p>
      <text:p text:style-name="Standard">{</text:p>
      <text:p text:style-name="Standard">updateLimits();</text:p>
      <text:p text:style-name="Standard"><text:soft-page-break/>}</text:p>
      <text:p text:style-name="Standard">}</text:p>
      <text:p text:style-name="Standard"/>
      <text:p text:style-name="Standard">void loop() {</text:p>
      <text:p text:style-name="Standard">unsigned long currentMillis = millis();</text:p>
      <text:p text:style-name="Standard">if (currentMillis - previousMillis &gt;= interval) {</text:p>
      <text:p text:style-name="Standard">previousMillis = currentMillis;</text:p>
      <text:p text:style-name="Standard">generateMAX();</text:p>
      <text:p text:style-name="Standard">updateLimits();</text:p>
      <text:p text:style-name="Standard">}</text:p>
      <text:p text:style-name="Standard"/>
      <text:p text:style-name="Standard">normalized_ADC = generateNormalizedSignal();</text:p>
      <text:p text:style-name="Standard">limited_ADC = limitNomalizedSignal();</text:p>
      <text:p text:style-name="Standard">if(limited_ADC &lt;=threshold_ADC)</text:p>
      <text:p text:style-name="Standard">{</text:p>
      <text:p text:style-name="Standard">if(Previous_ADC-limited_ADC&gt;=threshold_ADC){</text:p>
      <text:p text:style-name="Standard">UpCounter1();</text:p>
      <text:p text:style-name="Standard">ADC_lcd();</text:p>
      <text:p text:style-name="Standard">Previous_ADC=limited_ADC;</text:p>
      <text:p text:style-name="Standard">}</text:p>
      <text:p text:style-name="Standard">else</text:p>
      <text:p text:style-name="Standard">{</text:p>
      <text:p text:style-name="Standard">Previous_ADC=limited_ADC;</text:p>
      <text:p text:style-name="Standard">}</text:p>
      <text:p text:style-name="Standard">}</text:p>
      <text:p text:style-name="Standard">else</text:p>
      <text:p text:style-name="Standard">{</text:p>
      <text:p text:style-name="Standard">Previous_ADC=limited_ADC;</text:p>
      <text:p text:style-name="Standard">}</text:p>
      <text:p text:style-name="Standard">SerialDebug();</text:p>
      <text:p text:style-name="Standard">//int_lcd();</text:p>
      <text:p text:style-name="Standard">delay(10);</text:p>
      <text:p text:style-name="Standard">}</text:p>
      <text:p text:style-name="Standard">int limitNomalizedSignal(){</text:p>
      <text:p text:style-name="Standard">return (normalized_ADC&gt;1023)?1023:(normalized_ADC&lt;0)?0:normalized_ADC;</text:p>
      <text:p text:style-name="Standard">}</text:p>
      <text:p text:style-name="Standard">int generateNormalizedSignal(){ </text:p>
      <text:p text:style-name="Standard">//raw_ADC = analogRead(ADC_pin);</text:p>
      <text:p text:style-name="Standard">raw_ADC = smooth(analogRead(ADC_pin),maxBufferArray);</text:p>
      <text:p text:style-name="Standard"/>
      <text:p text:style-name="Standard">return map(raw_ADC, dynamic_MIN, dynamic_MAX, 0, 1023);</text:p>
      <text:p text:style-name="Standard">}</text:p>
      <text:p text:style-name="Standard"/>
      <text:p text:style-name="Standard">void updateLimits(){</text:p>
      <text:p text:style-name="Standard">generateMAX();</text:p>
      <text:p text:style-name="Standard">dynamic_MIN = dynamic_MAX - MAX_MIN_gap;</text:p>
      <text:p text:style-name="Standard">}</text:p>
      <text:p text:style-name="Standard">void generateMAX()</text:p>
      <text:p text:style-name="Standard">{</text:p>
      <text:p text:style-name="Standard">// carPresent = digitalRead(Hardware_pin);</text:p>
      <text:p text:style-name="Standard">if(!carPresent){</text:p>
      <text:p text:style-name="Standard">dynamic_MAX = smooth(analogRead(ADC_pin),maxBufferArray);</text:p>
      <text:p text:style-name="Standard"><text:soft-page-break/>}</text:p>
      <text:p text:style-name="Standard">}</text:p>
      <text:p text:style-name="Standard"/>
      <text:p text:style-name="Standard">int smooth(int current,int *previous)</text:p>
      <text:p text:style-name="Standard">{</text:p>
      <text:p text:style-name="Standard">for(int j=(ARRAY_SIZE-1);j&gt;0;j--)</text:p>
      <text:p text:style-name="Standard">{</text:p>
      <text:p text:style-name="Standard">previous[j]=previous[j-1];</text:p>
      <text:p text:style-name="Standard">}</text:p>
      <text:p text:style-name="Standard">previous[0]=current;</text:p>
      <text:p text:style-name="Standard"/>
      <text:p text:style-name="Standard">float average=0;</text:p>
      <text:p text:style-name="Standard">for(int i=0;i&lt;ARRAY_SIZE;i++)</text:p>
      <text:p text:style-name="Standard">{</text:p>
      <text:p text:style-name="Standard">average+=previous[i];</text:p>
      <text:p text:style-name="Standard">}</text:p>
      <text:p text:style-name="Standard">return round(average/ARRAY_SIZE);</text:p>
      <text:p text:style-name="Standard">}</text:p>
      <text:p text:style-name="Standard">void SerialDebug(){</text:p>
      <text:p text:style-name="Standard">Serial.print(raw_ADC);</text:p>
      <text:p text:style-name="Standard">Serial.print(",");</text:p>
      <text:p text:style-name="Standard">Serial.print(dynamic_MAX);</text:p>
      <text:p text:style-name="Standard">Serial.print(",");</text:p>
      <text:p text:style-name="Standard">Serial.print(dynamic_MIN);</text:p>
      <text:p text:style-name="Standard">Serial.print(",");</text:p>
      <text:p text:style-name="Standard">Serial.print(smooth(limited_ADC,outputBufferArray));</text:p>
      <text:p text:style-name="Standard">Serial.print(",");</text:p>
      <text:p text:style-name="Standard">Serial.println(threshold_ADC); </text:p>
      <text:p text:style-name="Standard">}</text:p>
      <text:p text:style-name="Standard">void int_lcd()</text:p>
      <text:p text:style-name="Standard">{</text:p>
      <text:p text:style-name="Standard">// lcd.setCursor(0,1);</text:p>
      <text:p text:style-name="Standard">// Count_LCDINT = "CINT: " + String(count);</text:p>
      <text:p text:style-name="Standard">// lcd.print(Count_LCDINT);</text:p>
      <text:p text:style-name="Standard">}</text:p>
      <text:p text:style-name="Standard">void ADC_lcd()</text:p>
      <text:p text:style-name="Standard">{</text:p>
      <text:p text:style-name="Standard">// lcd.setCursor(0,0);</text:p>
      <text:p text:style-name="Standard">// Count_LCDADC = "CADC: " + String(count1);</text:p>
      <text:p text:style-name="Standard">// lcd.print(Count_LCDADC);</text:p>
      <text:p text:style-name="Standard">dataBuffer = count1;</text:p>
      <text:p text:style-name="Standard">Mirf.send((byte *) &amp;dataBuffer);</text:p>
      <text:p text:style-name="Standard">delay(1); </text:p>
      <text:p text:style-name="Standard">while(Mirf.isSending())</text:p>
      <text:p text:style-name="Standard">{}</text:p>
      <text:p text:style-name="Standard"/>
      <text:p text:style-name="Standard">}</text:p>
      <text:p text:style-name="Standard">void UpCounter(){</text:p>
      <text:p text:style-name="Standard">count++;</text:p>
      <text:p text:style-name="Standard">}</text:p>
      <text:p text:style-name="Standard">void UpCounter1(){</text:p>
      <text:p text:style-name="Standard">count1++;</text:p>
      <text:p text:style-name="Standard"><text:soft-pag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OpenOffice.org/3.4$Win32 OpenOffice.org_project/340m1$Build-9590</meta:generator>
    <dc:date>2016-09-29T17:58:43.33</dc:date>
    <meta:document-statistic meta:table-count="0" meta:image-count="0" meta:object-count="0" meta:page-count="4" meta:paragraph-count="149" meta:word-count="334" meta:character-count="3124"/>
    <meta:user-defined meta:name="Info 1"/>
    <meta:user-defined meta:name="Info 2"/>
    <meta:user-defined meta:name="Info 3"/>
    <meta:user-defined meta:name="Info 4"/>
  </office:meta>
</office:document-meta>
</file>